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C4000002C6EB7FA79E089FA6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ab-stops>
          <style:tab-stop style:position="16.51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List_20_Paragraph" style:list-style-name="WWNum1">
      <style:paragraph-properties fo:line-height="115%" fo:text-align="start" style:justify-single-word="false" style:writing-mode="lr-tb"/>
    </style:style>
    <style:style style:name="P4" style:family="paragraph" style:parent-style-name="List_20_Paragraph" style:list-style-name="WWNum1">
      <style:paragraph-properties fo:margin-top="0cm" fo:margin-bottom="0.282cm" style:contextual-spacing="true" fo:line-height="115%" fo:text-align="start" style:justify-single-word="false" style:writing-mode="lr-tb"/>
    </style:style>
    <style:style style:name="P5" style:family="paragraph" style:parent-style-name="Standard">
      <style:paragraph-properties fo:line-height="115%"/>
    </style:style>
    <style:style style:name="P6" style:family="paragraph" style:parent-style-name="Standard">
      <style:paragraph-properties fo:margin-left="0.635cm" fo:margin-right="0cm" fo:line-height="115%" fo:text-align="center" style:justify-single-word="false" fo:text-indent="0cm" style:auto-text-indent="false"/>
    </style:style>
    <style:style style:name="P7" style:family="paragraph" style:parent-style-name="Standard">
      <style:paragraph-properties fo:margin-left="0.635cm" fo:margin-right="0cm" fo:line-height="115%" fo:text-indent="0cm" style:auto-text-indent="false"/>
    </style:style>
    <style:style style:name="P8" style:family="paragraph" style:parent-style-name="Standard" style:list-style-name="">
      <style:paragraph-properties fo:margin-left="2.54cm" fo:margin-right="0cm" fo:line-height="115%" fo:text-align="start" style:justify-single-word="false" fo:text-indent="0cm" style:auto-text-indent="false" style:writing-mode="lr-tb"/>
    </style:style>
    <style:style style:name="P9" style:family="paragraph" style:parent-style-name="Standard">
      <style:paragraph-properties fo:margin-left="0.635cm" fo:margin-right="0cm" fo:line-height="115%" fo:text-indent="0cm" style:auto-text-indent="false"/>
      <style:text-properties fo:font-size="12pt" style:font-size-asian="12pt" style:font-size-complex="12pt"/>
    </style:style>
    <style:style style:name="P10" style:family="paragraph" style:parent-style-name="Standard">
      <style:paragraph-properties fo:line-height="115%"/>
      <style:text-properties fo:font-size="12pt" style:font-size-asian="12pt" style:font-size-complex="12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2pt" style:font-size-asian="12pt" style:font-size-complex="12pt"/>
    </style:style>
    <style:style style:name="T3" style:family="text">
      <style:text-properties fo:font-size="12pt" style:font-size-asian="12pt" style:font-size-complex="12pt" style:language-complex="he" style:country-complex="IL"/>
    </style:style>
    <style:style style:name="T4" style:family="text">
      <style:text-properties fo:font-size="12pt" style:text-underline-style="solid" style:text-underline-width="auto" style:text-underline-color="font-color" style:font-size-asian="12pt" style:font-size-complex="12pt" style:language-complex="he" style:country-complex="IL"/>
    </style:style>
    <style:style style:name="T5" style:family="text">
      <style:text-properties style:font-name="Montserrat Medium"/>
    </style:style>
    <style:style style:name="T6" style:family="text">
      <style:text-properties style:font-name="Montserrat Medium" style:language-complex="he" style:country-complex="IL"/>
    </style:style>
    <style:style style:name="T7" style:family="text">
      <style:text-properties style:font-name="Montserrat Medium" fo:font-size="10pt" style:font-size-asian="10pt" style:font-size-complex="10pt"/>
    </style:style>
    <style:style style:name="T8" style:family="text">
      <style:text-properties style:font-name="Montserrat ExtraBold"/>
    </style:style>
    <style:style style:name="T9" style:family="text">
      <style:text-properties style:font-name="Montserrat ExtraBold" fo:font-size="10pt" style:font-size-asian="10pt" style:font-size-complex="10pt"/>
    </style:style>
    <style:style style:name="fr1" style:family="graphic" style:parent-style-name="Graphics">
      <style:graphic-properties fo:margin-left="0.318cm" fo:margin-right="0.318cm" fo:margin-top="0cm" fo:margin-bottom="0cm" style:wrap="parallel" style:number-wrapped-paragraphs="no-limit" style:wrap-contour="false" style:vertical-pos="bottom" style:vertical-rel="pag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text:span text:style-name="T1">Flight Control Engineer Test</text:span></text:p>
      <text:p text:style-name="P7"><text:s text:c="2"/></text:p>
      <text:p text:style-name="P7"><text:span text:style-name="T2">Answer the following questions and sent it to the mail below as you finish. You may feel free to use any program / research / internet </text:span><text:span text:style-name="T3">information, as long as you do it </text:span><text:span text:style-name="T4">by yourself</text:span><text:span text:style-name="T3">.</text:span></text:p>
      <text:p text:style-name="P9"/>
      <text:list xml:id="list2979614367" text:style-name="WWNum1">
        <text:list-item>
          <text:p text:style-name="P3"><text:span text:style-name="T2">In the data attached, you will find the velocity readings of two different sensors. </text:span><text:span text:style-name="T3">C</text:span><text:span text:style-name="T2">hoose a method to extract the best velocity and position estimation of the drone from these two sensors. Keep the algorithm real-time and efficient (CPU/Memory wise) as possible. </text:span></text:p>
        </text:list-item>
      </text:list>
      <text:p text:style-name="P8"><text:span text:style-name="T2">If there is any missing data in the file you are free to provide it by yourself. If you do so, explain its purpose and how can you achieve this data during flight.<text:line-break/><text:line-break/>*Note that in this case the data from each sensor is good enough, but keep in mind that each sensor may have errors in different scenarios.</text:span></text:p>
      <text:p text:style-name="P10"/>
      <text:list xml:id="list200524715163655" text:continue-numbering="true" text:style-name="WWNum1">
        <text:list-item>
          <text:p text:style-name="P4"><text:bookmark-start text:name="__DdeLink__72_2388421808"/><text:span text:style-name="T2">Using ROS (1 or 2), simulate a robot flying/driving in a clustered environment. You may choose</text:span><text:bookmark-end text:name="__DdeLink__72_2388421808"/><text:span text:style-name="T2"> your sensors, and/or use gazebo data for the position estimation. The movement should mainly be autonomou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ExtraBold" svg:font-family="'Montserrat ExtraBold'" style:font-family-generic="roman" style:font-pitch="variable"/>
    <style:font-face style:name="Montserrat Medium" svg:font-family="'Montserrat Medium'"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align="end" style:justify-single-word="false" fo:text-indent="0cm" style:auto-text-indent="false" style:writing-mode="rl-tb"/>
      <style:text-properties style:language-complex="he" style:country-complex="IL"/>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ab-stops>
          <style:tab-stop style:position="16.51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style:font-name="Montserrat Medium"/>
    </style:style>
    <style:style style:name="MT2" style:family="text">
      <style:text-properties style:font-name="Montserrat Medium" style:language-complex="he" style:country-complex="IL"/>
    </style:style>
    <style:style style:name="MT3" style:family="text">
      <style:text-properties style:font-name="Montserrat Medium" fo:font-size="10pt" style:font-size-asian="10pt" style:font-size-complex="10pt"/>
    </style:style>
    <style:style style:name="MT4" style:family="text">
      <style:text-properties style:font-name="Montserrat ExtraBold" fo:font-size="10pt" style:font-size-asian="10pt" style:font-size-complex="10pt"/>
    </style:style>
    <style:style style:name="M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bottom" style:vertical-rel="pag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08cm" fo:margin-bottom="0.508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2cm" fo:margin-left="0cm" fo:margin-right="0cm" fo:margin-bottom="1.931cm" style:dynamic-spacing="true"/>
      </style:header-style>
      <style:footer-style>
        <style:header-footer-properties fo:min-height="2.032cm" fo:margin-left="0cm" fo:margin-right="0cm" fo:margin-top="1.9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aphic 11" text:anchor-type="char" svg:x="4.662cm" svg:y="0.025cm" svg:width="7.345cm" svg:height="2.087cm" draw:z-index="0"><draw:image xlink:href="Pictures/10000001000009C4000002C6EB7FA79E089FA6B0.png" xlink:type="simple" xlink:show="embed" xlink:actuate="onLoad" draw:mime-type="image/png"/></draw:frame></text:p>
      </style:header>
      <style:footer>
        <text:p text:style-name="MP1"><text:span text:style-name="MT1">Contact Person: </text:span><text:a xlink:type="simple" xlink:href="mailto:shoval.banay@xtend.me" text:style-name="Internet_20_link" text:visited-style-name="Visited_20_Internet_20_Link"><text:span text:style-name="Internet_20_link"><text:span text:style-name="MT1">shoval.banay@xtend.me</text:span></text:span></text:a><text:span text:style-name="MT1"> <text:s text:c="3"/>Ӏ <text:s text:c="3"/>+972- 50- 7119482 </text:span></text:p>
        <text:p text:style-name="MP1"><text:a xlink:type="simple" xlink:href="mailto:Erez@xtend.me" text:style-name="Internet_20_link" text:visited-style-name="Visited_20_Internet_20_Link"><text:span text:style-name="Internet_20_link"><text:span text:style-name="MT1">Erez.nehama@xtend.me</text:span></text:span></text:a><text:span text:style-name="MT1"> <text:s text:c="10"/>Ӏ <text:s text:c="3"/>+972- 5</text:span><text:span text:style-name="MT2">2</text:span><text:span text:style-name="MT1">- 6210892</text:span></text:p>
        <text:p text:style-name="MP1"><text:span text:style-name="MT3"><text:s text:c="4"/>Visit us @</text:span><text:span text:style-name="MT4"> XTEND.me</text:span></text:p>
        <text:p text:style-name="MP2"/>
        <text:p text:style-name="MP2"><draw:frame draw:style-name="Mfr2" draw:name="Image1" text:anchor-type="char" svg:width="5.172cm" svg:height="1.469cm" draw:z-index="1"><draw:image xlink:href="Pictures/10000001000009C4000002C6EB7FA79E089FA6B0.png" xlink:type="simple" xlink:show="embed" xlink:actuate="onLoad" draw:mime-type="image/png"/></draw:frame></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7T12:31:00</meta:creation-date>
    <meta:initial-creator>Michal Waizer</meta:initial-creator>
    <dc:language>en</dc:language>
    <dc:date>2024-04-04T15:04:55</dc:date>
    <meta:editing-cycles>25</meta:editing-cycles>
    <meta:editing-duration>P3DT18H38M</meta:editing-duration>
    <meta:generator>LibreOffice/7.3.7.2$Linux_X86_64 LibreOffice_project/30$Build-2</meta:generator>
    <meta:document-statistic meta:table-count="0" meta:image-count="2" meta:object-count="0" meta:page-count="1" meta:paragraph-count="9" meta:word-count="190" meta:character-count="1125" meta:non-whitespace-character-count="9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